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2000002271C9BE79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87cm" svg:height="17.78cm" svg:x="6.288cm" svg:y="5.064cm">
          <draw:image xlink:href="Pictures/1000020100000172000002271C9BE7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th McKenna</meta:initial-creator>
    <meta:creation-date>2022-06-11T20:03:02.12</meta:creation-date>
    <meta:editing-cycles>1</meta:editing-cycles>
    <meta:editing-duration>PT3M21S</meta:editing-duration>
    <dc:description>Use to mark-up for  Writer Guide Chapter 1</dc:description>
    <dc:subject>User Guides</dc:subject>
    <dc:title>Writer Properties Deck</dc:title>
    <dc:date>2022-06-11T20:11:03.36</dc:date>
    <dc:creator>Keith McKenna</dc:creator>
    <meta:document-statistic meta:object-count="1"/>
    <meta:generator>OpenOffice/4.1.12$Win32 OpenOffice.org_project/4112m1$Build-9809</meta:generator>
    <meta:user-defined meta:name="Info 1"/>
    <meta:user-defined meta:name="Info 2"/>
    <meta:user-defined meta:name="Info 3"/>
    <meta:user-defined meta:name="Info 4"/>
  </office:meta>
</office:document-meta>
</file>